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eldSerializerTest.test_codec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SerializerTest.test_codec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Serializer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FieldSerializerTest.test_codec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FieldSerializerTest.parseObjectNoAsm( String input , Type clazz , int featureValues , Feature ...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